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Default"/>
        <table:table-column table:style-name="co2" table:default-cell-style-name="ce10"/>
        <table:table-column table:style-name="co3" table:default-cell-style-name="ce10"/>
        <table:table-column table:style-name="co2" table:number-columns-repeated="1020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date" office:date-value="2018-05-15" calcext:value-type="date">
            <text:p>15.05.18</text:p>
          </table:table-cell>
          <table:table-cell table:style-name="ce17" office:value-type="date" office:date-value="2018-05-16" calcext:value-type="date">
            <text:p>16.05.18</text:p>
          </table:table-cell>
          <table:table-cell table:style-name="ce17" office:value-type="date" office:date-value="2018-05-22" calcext:value-type="date">
            <text:p>22.05.18</text:p>
          </table:table-cell>
          <table:table-cell table:style-name="ce17" office:value-type="date" office:date-value="2018-05-23" calcext:value-type="date">
            <text:p>23.05.18</text:p>
          </table:table-cell>
          <table:table-cell table:style-name="ce17" office:value-type="date" office:date-value="2018-05-29" calcext:value-type="date">
            <text:p>29.05.18</text:p>
          </table:table-cell>
          <table:table-cell table:style-name="ce17" office:value-type="date" office:date-value="2018-05-30" calcext:value-type="date">
            <text:p>30.05.18</text:p>
          </table:table-cell>
          <table:table-cell table:style-name="ce18"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Abdullah Mohamad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5" office:value-type="string" calcext:value-type="string">
            <text:p>Elif Aksoy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9" office:value-type="string" calcext:value-type="string">
            <text:p>Cansu Emine Bugdayci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9" office:value-type="string" calcext:value-type="string">
            <text:p>Eda Cim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9" office:value-type="string" calcext:value-type="string">
            <text:p>David Zirwes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9" office:value-type="string" calcext:value-type="string">
            <text:p>Ali Benjaanid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7" office:value-type="string" calcext:value-type="string">
            <text:p>David Zirwes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9" office:value-type="string" calcext:value-type="string">
            <text:p>Elif Aksoy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9" office:value-type="string" calcext:value-type="string">
            <text:p>Hajar Menssouri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7" office:value-type="string" calcext:value-type="string">
            <text:p>Abdullah Mohamad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/>
          <table:table-cell table:style-name="Default" table:number-columns-repeated="11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.00.0000</text:date>, <text:time style:data-style-name="N2" text:time-value="22:18:21.6130960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15T22:21:58.112067303</dc:date>
    <meta:editing-duration>PT10H21M35S</meta:editing-duration>
    <meta:editing-cycles>76</meta:editing-cycles>
    <meta:document-statistic meta:table-count="1" meta:cell-count="25" meta:object-count="0"/>
  </office:meta>
</office:document-meta>
</file>